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0000000EC7639A1A9.jpg" manifest:media-type="image/jpeg"/>
  <manifest:file-entry manifest:full-path="Pictures/100000000000007B000000EC19987F4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7.016in" style:page-number="auto" table:align="left" style:writing-mode="lr-tb"/>
    </style:style>
    <style:style style:name="Table1.A" style:family="table-column">
      <style:table-column-properties style:column-width="0.7889in"/>
    </style:style>
    <style:style style:name="Table1.B" style:family="table-column">
      <style:table-column-properties style:column-width="1.0229in"/>
    </style:style>
    <style:style style:name="Table1.C" style:family="table-column">
      <style:table-column-properties style:column-width="0.7799in"/>
    </style:style>
    <style:style style:name="Table1.D" style:family="table-column">
      <style:table-column-properties style:column-width="0.9063in"/>
    </style:style>
    <style:style style:name="Table1.E" style:family="table-column">
      <style:table-column-properties style:column-width="1.0069in"/>
    </style:style>
    <style:style style:name="Table1.F" style:family="table-column">
      <style:table-column-properties style:column-width="2.4903in"/>
    </style:style>
    <style:style style:name="Table1.G" style:family="table-column">
      <style:table-column-properties style:column-width="0.0208in"/>
    </style:style>
    <style:style style:name="Table1.1" style:family="table-row">
      <style:table-row-properties style:row-height="0.0986in" style:keep-together="false" fo:keep-together="always"/>
    </style:style>
    <style:style style:name="Table1.A1" style:family="table-cell">
      <style:table-cell-properties style:vertical-align="bottom" fo:padding="0in" fo:border="none" style:writing-mode="lr-tb"/>
    </style:style>
    <style:style style:name="Table1.3" style:family="table-row">
      <style:table-row-properties style:min-row-height="0.0396in" style:keep-together="true" fo:keep-together="auto"/>
    </style:style>
    <style:style style:name="Table1.A3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4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5" style:family="table-cell">
      <style:table-cell-properties style:vertical-align="top" fo:padding="0in" fo:border="0.5pt solid #000000" style:writing-mode="lr-tb"/>
    </style:style>
    <style:style style:name="Table1.7" style:family="table-row">
      <style:table-row-properties style:min-row-height="0.0396in" style:keep-together="false" fo:keep-together="always"/>
    </style:style>
    <style:style style:name="Table1.A7" style:family="table-cell">
      <style:table-cell-properties style:vertical-align="middle" fo:padding="0in" fo:border="none" style:writing-mode="lr-tb"/>
    </style:style>
    <style:style style:name="Table1.D7" style:family="table-cell">
      <style:table-cell-properties fo:padding="0in" fo:border="none"/>
    </style:style>
    <style:style style:name="Table1.A8" style:family="table-cell">
      <style:table-cell-properties style:vertical-align="bottom" fo:padding="0in" fo:border-left="0.5pt solid #000000" fo:border-right="none" fo:border-top="0.5pt solid #000000" fo:border-bottom="none" style:writing-mode="lr-tb"/>
    </style:style>
    <style:style style:name="Table1.D8" style:family="table-cell">
      <style:table-cell-properties fo:padding="0in" fo:border-left="0.5pt solid #000000" fo:border-right="none" fo:border-top="none" fo:border-bottom="none"/>
    </style:style>
    <style:style style:name="Table1.9" style:family="table-row">
      <style:table-row-properties style:min-row-height="0.0785in" style:keep-together="false" fo:keep-together="always"/>
    </style:style>
    <style:style style:name="Table1.A9" style:family="table-cell">
      <style:table-cell-properties style:vertical-align="middle" fo:padding="0in" fo:border="0.5pt solid #000000" style:writing-mode="lr-tb"/>
    </style:style>
    <style:style style:name="Table1.A11" style:family="table-cell">
      <style:table-cell-properties style:vertical-align="bottom" fo:padding="0in" fo:border-left="0.5pt solid #000000" fo:border-right="0.5pt solid #000000" fo:border-top="0.5pt solid #000000" fo:border-bottom="none" style:writing-mode="lr-tb"/>
    </style:style>
    <style:style style:name="Table1.C1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fo:padding="0in" fo:border="none"/>
    </style:style>
    <style:style style:name="Table1.A15" style:family="table-cell">
      <style:table-cell-properties style:vertical-align="bottom" fo:padding="0in" fo:border-left="0.5pt solid #000000" fo:border-right="none" fo:border-top="0.5pt solid #000000" fo:border-bottom="0.5pt solid #000000" style:writing-mode="lr-tb"/>
    </style:style>
    <style:style style:name="Table1.D15" style:family="table-cell">
      <style:table-cell-properties fo:padding="0in" fo:border-left="0.5pt solid #000000" fo:border-right="none" fo:border-top="none" fo:border-bottom="none"/>
    </style:style>
    <style:style style:name="Table1.16" style:family="table-row">
      <style:table-row-properties style:min-row-height="0.0785in" style:keep-together="true" fo:keep-together="auto"/>
    </style:style>
    <style:style style:name="Table1.D17" style:family="table-cell">
      <style:table-cell-properties fo:padding="0in" fo:border="none"/>
    </style:style>
    <style:style style:name="Table1.D18" style:family="table-cell">
      <style:table-cell-properties fo:padding="0in" fo:border-left="0.5pt solid #000000" fo:border-right="none" fo:border-top="none" fo:border-bottom="none"/>
    </style:style>
    <style:style style:name="Table1.D20" style:family="table-cell">
      <style:table-cell-properties fo:padding="0in" fo:border="none"/>
    </style:style>
    <style:style style:name="Table1.D21" style:family="table-cell">
      <style:table-cell-properties fo:padding="0in" fo:border-left="0.5pt solid #000000" fo:border-right="none" fo:border-top="none" fo:border-bottom="none"/>
    </style:style>
    <style:style style:name="Table1.D24" style:family="table-cell">
      <style:table-cell-properties fo:padding="0in" fo:border="none"/>
    </style:style>
    <style:style style:name="Table1.D25" style:family="table-cell">
      <style:table-cell-properties fo:padding="0in" fo:border-left="0.5pt solid #000000" fo:border-right="none" fo:border-top="none" fo:border-bottom="none"/>
    </style:style>
    <style:style style:name="Table1.26" style:family="table-row">
      <style:table-row-properties style:min-row-height="0.2757in" style:keep-together="false" fo:keep-together="always"/>
    </style:style>
    <style:style style:name="Table1.A26" style:family="table-cell">
      <style:table-cell-properties style:vertical-align="middle" fo:background-color="#ddd9c3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6" style:family="table-cell">
      <style:table-cell-properties style:vertical-align="middle" fo:background-color="#ddd9c3" fo:padding="0in" fo:border="0.5pt solid #000000" style:writing-mode="lr-tb">
        <style:background-image/>
      </style:table-cell-properties>
    </style:style>
    <style:style style:name="Table1.52" style:family="table-row">
      <style:table-row-properties style:min-row-height="0.3153in" style:keep-together="true" fo:keep-together="auto"/>
    </style:style>
    <style:style style:name="Table1.G53" style:family="table-cell">
      <style:table-cell-properties fo:padding="0in" fo:border="none"/>
    </style:style>
    <style:style style:name="Table1.54" style:family="table-row">
      <style:table-row-properties style:min-row-height="0.2361in" style:keep-together="false" fo:keep-together="always"/>
    </style:style>
    <style:style style:name="Table1.A54" style:family="table-cell">
      <style:table-cell-properties style:vertical-align="bottom" fo:padding="0in" fo:border="0.5pt solid #000000" style:writing-mode="lr-tb"/>
    </style:style>
    <style:style style:name="Table1.55" style:family="table-row">
      <style:table-row-properties style:min-row-height="0.4333in" style:keep-together="true" fo:keep-together="auto"/>
    </style:style>
    <style:style style:name="P1" style:family="paragraph" style:parent-style-name="Footer">
      <style:paragraph-properties style:snap-to-layout-grid="false">
        <style:tab-stops/>
      </style:paragraph-properties>
    </style:style>
    <style:style style:name="P2" style:family="paragraph" style:parent-style-name="Footer">
      <style:paragraph-properties fo:text-align="center" style:justify-single-word="false" style:snap-to-layout-grid="false">
        <style:tab-stops/>
      </style:paragraph-properties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text-properties style:font-name="Arial" fo:font-size="1pt" style:font-size-asian="1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5pt" style:font-size-asian="5pt" style:font-name-complex="Arial" style:font-size-complex="5pt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ize="1pt" fo:font-weight="bold" style:font-size-asian="1pt" style:font-weight-asian="bold" style:font-name-complex="Arial"/>
    </style:style>
    <style:style style:name="P8" style:family="paragraph" style:parent-style-name="Standard">
      <style:paragraph-properties style:snap-to-layout-grid="false"/>
      <style:text-properties fo:font-variant="small-caps" style:font-name="Arial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variant="small-caps" style:font-name="Arial" style:font-name-complex="Arial"/>
    </style:style>
    <style:style style:name="P10" style:family="paragraph" style:parent-style-name="Standard">
      <style:paragraph-properties style:snap-to-layout-grid="false"/>
      <style:text-properties fo:font-variant="small-caps" style:font-name="Arial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variant="small-caps" style:font-name="Arial" fo:language="zxx" fo:country="none" style:language-asian="zxx" style:country-asian="none" style:font-name-complex="Arial"/>
    </style:style>
    <style:style style:name="P12" style:family="paragraph" style:parent-style-name="Standard">
      <style:paragraph-properties fo:margin-left="0in" fo:margin-right="0.0783in" fo:margin-top="0.028in" fo:margin-bottom="0.028in" fo:text-align="justify" style:justify-single-word="false" fo:text-indent="0in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style:font-name-complex="Arial"/>
    </style:style>
    <style:style style:name="P14" style:family="paragraph" style:parent-style-name="Standard">
      <style:paragraph-properties fo:margin-left="0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fo:font-size="1pt" fo:font-weight="bold" style:font-size-asian="1pt" style:font-weight-asian="bold" style:font-name-complex="Arial"/>
    </style:style>
    <style:style style:name="P15" style:family="paragraph" style:parent-style-name="Standard">
      <style:paragraph-properties fo:margin-left="0.0783in" fo:margin-right="0.0783in" fo:text-align="center" style:justify-single-word="false" fo:text-indent="0in" style:auto-text-indent="false" style:snap-to-layout-grid="false"/>
    </style:style>
    <style:style style:name="P16" style:family="paragraph" style:parent-style-name="Standard">
      <style:paragraph-properties fo:margin-left="0.0783in" fo:margin-right="0.0783in" fo:text-align="center" style:justify-single-word="false" fo:text-indent="0in" style:auto-text-indent="false" style:snap-to-layout-grid="false"/>
      <style:text-properties style:font-name="Arial" fo:font-size="5pt" style:font-size-asian="5pt" style:font-name-complex="Arial" style:font-size-complex="5pt"/>
    </style:style>
    <style:style style:name="P17" style:family="paragraph" style:parent-style-name="Standard">
      <style:paragraph-properties fo:margin-left="0.0783in" fo:margin-right="0.0783in" fo:text-align="justify" style:justify-single-word="false" fo:text-indent="0in" style:auto-text-indent="false" style:snap-to-layout-grid="false"/>
      <style:text-properties style:font-name="Arial" fo:font-size="5pt" style:font-size-asian="5pt" style:font-name-complex="Arial" style:font-size-complex="5pt"/>
    </style:style>
    <style:style style:name="P18" style:family="paragraph" style:parent-style-name="Standard">
      <style:paragraph-properties fo:margin-left="0.0783in" fo:margin-right="0.0783in" fo:text-align="center" style:justify-single-word="false" fo:text-indent="0in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19" style:family="paragraph" style:parent-style-name="Standard">
      <style:paragraph-properties fo:margin-left="0.0783in" fo:margin-right="0.0783in" fo:text-indent="0in" style:auto-text-indent="false" style:snap-to-layout-grid="false"/>
    </style:style>
    <style:style style:name="P20" style:family="paragraph" style:parent-style-name="Standard">
      <style:paragraph-properties fo:margin-left="0.0783in" fo:margin-right="0.0783in" fo:text-align="center" style:justify-single-word="false" fo:text-indent="0in" style:auto-text-indent="false" style:snap-to-layout-grid="false"/>
      <style:text-properties fo:font-variant="small-caps" style:font-name="Arial" fo:language="zxx" fo:country="none" style:language-asian="zxx" style:country-asian="none" style:font-name-complex="Arial"/>
    </style:style>
    <style:style style:name="P21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 style:snap-to-layout-grid="false"/>
      <style:text-properties fo:font-variant="small-caps" style:font-name="Arial" style:font-name-complex="Arial"/>
    </style:style>
    <style:style style:name="P22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/>
      <style:text-properties style:font-name="Arial" style:font-name-complex="Arial"/>
    </style:style>
    <style:style style:name="P23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style:font-name-complex="Arial"/>
    </style:style>
    <style:style style:name="P24" style:family="paragraph" style:parent-style-name="Standard">
      <style:paragraph-properties fo:margin-left="0.0783in" fo:margin-right="0.0783in" fo:margin-top="0.028in" fo:margin-bottom="0.028in" fo:text-indent="0in" style:auto-text-indent="false" style:snap-to-layout-grid="false"/>
      <style:text-properties fo:font-variant="normal" fo:text-transform="non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0783in" fo:margin-right="0.0783in" fo:margin-top="0.028in" fo:margin-bottom="0.028in" fo:text-indent="0in" style:auto-text-indent="false" style:snap-to-layout-grid="false"/>
      <style:text-properties fo:font-variant="normal" fo:text-transform="none"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.0783in" fo:margin-right="0.0783in" fo:margin-top="0in" fo:margin-bottom="0.028in" fo:text-align="justify" style:justify-single-word="false" fo:text-indent="0in" style:auto-text-indent="false" style:snap-to-layout-grid="false"/>
    </style:style>
    <style:style style:name="P27" style:family="paragraph" style:parent-style-name="Standard">
      <style:paragraph-properties fo:margin-left="0.0783in" fo:margin-right="0.0783in" fo:margin-top="0.0555in" fo:margin-bottom="0.028in" fo:text-align="justify" style:justify-single-word="false" fo:text-indent="0in" style:auto-text-indent="false" style:snap-to-layout-grid="false"/>
    </style:style>
    <style:style style:name="P28" style:family="paragraph" style:parent-style-name="Standard">
      <style:paragraph-properties fo:margin-left="0.0783in" fo:margin-right="0in" fo:text-indent="0in" style:auto-text-indent="false" style:snap-to-layout-grid="false"/>
    </style:style>
    <style:style style:name="P29" style:family="paragraph" style:parent-style-name="Standard">
      <style:paragraph-properties fo:margin-left="0.0783in" fo:margin-right="0in" fo:text-indent="0in" style:auto-text-indent="false"/>
      <style:text-properties fo:font-variant="small-caps" style:font-name="Arial" style:font-name-complex="Arial"/>
    </style:style>
    <style:style style:name="P30" style:family="paragraph" style:parent-style-name="Standard">
      <style:paragraph-properties fo:margin-left="0.0783in" fo:margin-right="0.0783in" fo:text-indent="0in" style:auto-text-indent="false"/>
      <style:text-properties fo:font-variant="small-caps" style:font-name="Arial" style:font-name-complex="Arial"/>
    </style:style>
    <style:style style:name="P31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style:font-name-complex="Arial"/>
    </style:style>
    <style:style style:name="P32" style:family="paragraph" style:parent-style-name="Standard">
      <style:paragraph-properties fo:margin-left="0.0783in" fo:margin-right="0.0783in" fo:margin-top="0.028in" fo:margin-bottom="0.028in" fo:text-align="justify" style:justify-single-word="false" fo:text-indent="0in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33" style:family="paragraph" style:parent-style-name="Heading_20_1">
      <style:paragraph-properties fo:margin-top="0in" fo:margin-bottom="0in" fo:text-align="center" style:justify-single-word="false" style:snap-to-layout-grid="false"/>
      <style:text-properties fo:font-size="3pt" style:font-size-asian="3pt"/>
    </style:style>
    <style:style style:name="P34" style:family="paragraph" style:parent-style-name="Heading_20_1">
      <style:paragraph-properties fo:margin-top="0in" fo:margin-bottom="0in" fo:text-align="center" style:justify-single-word="false" style:snap-to-layout-grid="false"/>
      <style:text-properties fo:color="#000000" style:font-name="Arial" fo:font-size="18pt" style:font-size-asian="18pt" style:font-name-complex="Arial" style:font-size-complex="13.5pt"/>
    </style:style>
    <style:style style:name="P35" style:family="paragraph" style:parent-style-name="Heading_20_1">
      <style:paragraph-properties fo:margin-top="0in" fo:margin-bottom="0in" fo:text-align="center" style:justify-single-word="false"/>
      <style:text-properties fo:color="#000000" style:font-name="Arial" fo:font-size="16pt" style:font-size-asian="16pt" style:font-name-complex="Arial" style:font-size-complex="13.5pt"/>
    </style:style>
    <style:style style:name="P36" style:family="paragraph" style:parent-style-name="Heading_20_1">
      <style:paragraph-properties fo:margin-top="0in" fo:margin-bottom="0in" fo:text-align="center" style:justify-single-word="false"/>
      <style:text-properties fo:color="#ff0000" style:font-name="Arial" fo:font-size="12pt" style:font-size-asian="12pt" style:font-name-complex="Arial" style:font-size-complex="12pt"/>
    </style:style>
    <style:style style:name="P37" style:family="paragraph" style:parent-style-name="Heading_20_1">
      <style:paragraph-properties fo:margin-top="0.0835in" fo:margin-bottom="0.0693in" fo:text-align="end" style:justify-single-word="false" style:snap-to-layout-grid="false"/>
      <style:text-properties fo:font-size="3pt" style:font-size-asian="3pt"/>
    </style:style>
    <style:style style:name="T1" style:family="text">
      <style:text-properties style:font-name-asian="Arial"/>
    </style:style>
    <style:style style:name="T2" style:family="text">
      <style:text-properties style:font-name="Arial" fo:font-size="8pt" fo:letter-spacing="0.0028in" fo:font-style="italic" style:font-size-asian="8pt" style:font-style-asian="italic" style:font-name-complex="Arial" style:font-size-complex="8pt" style:font-style-complex="italic"/>
    </style:style>
    <style:style style:name="T3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T4" style:family="text">
      <style:text-properties fo:color="#ff0000" style:font-name="Arial" fo:font-size="8pt" fo:letter-spacing="0.0028in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T5" style:family="text">
      <style:text-properties fo:color="#ff0000" style:font-name="Arial" fo:font-size="8pt" fo:letter-spacing="0.0028in" fo:font-style="italic" fo:font-weight="bold" style:font-name-asian="Arial" style:font-size-asian="8pt" style:font-style-asian="italic" style:font-weight-asian="bold" style:font-name-complex="Arial" style:font-size-complex="8pt" style:font-style-complex="italic"/>
    </style:style>
    <style:style style:name="T6" style:family="text">
      <style:text-properties fo:font-variant="small-caps" style:font-name="Arial" style:font-name-complex="Arial"/>
    </style:style>
    <style:style style:name="T7" style:family="text">
      <style:text-properties fo:font-variant="small-caps" style:font-name="Arial" style:font-name-asian="Arial" style:font-name-complex="Arial"/>
    </style:style>
    <style:style style:name="T8" style:family="text">
      <style:text-properties fo:font-variant="small-caps" style:font-name="Arial" fo:letter-spacing="-0.0016in" fo:font-weight="bold" style:font-weight-asian="bold" style:font-name-complex="Arial"/>
    </style:style>
    <style:style style:name="T9" style:family="text">
      <style:text-properties fo:font-variant="small-caps" style:font-name="Arial" fo:letter-spacing="-0.0016in" fo:font-weight="bold" style:font-name-asian="Arial" style:font-weight-asian="bold" style:font-name-complex="Arial"/>
    </style:style>
    <style:style style:name="T10" style:family="text">
      <style:text-properties fo:font-variant="small-caps" style:font-name="Arial" fo:letter-spacing="-0.0028in" fo:font-weight="bold" style:font-weight-asian="bold" style:font-name-complex="Arial"/>
    </style:style>
    <style:style style:name="T11" style:family="text">
      <style:text-properties fo:font-variant="small-caps" style:font-name="Arial" fo:letter-spacing="-0.0028in" fo:font-weight="bold" style:font-name-asian="Arial" style:font-weight-asian="bold" style:font-name-complex="Arial"/>
    </style:style>
    <style:style style:name="T12" style:family="text">
      <style:text-properties fo:font-variant="small-caps" style:font-name="Arial" fo:font-weight="bold" style:font-weight-asian="bold" style:font-name-complex="Arial"/>
    </style:style>
    <style:style style:name="T13" style:family="text">
      <style:text-properties fo:font-variant="small-caps" style:font-name="Arial" fo:font-weight="bold" style:font-name-asian="Arial" style:font-weight-asian="bold" style:font-name-complex="Arial"/>
    </style:style>
    <style:style style:name="T14" style:family="text">
      <style:text-properties fo:font-variant="small-caps" style:font-name="Arial" fo:language="zxx" fo:country="none" style:language-asian="zxx" style:country-asian="none" style:font-name-complex="Arial"/>
    </style:style>
    <style:style style:name="T15" style:family="text">
      <style:text-properties fo:font-variant="small-caps" style:font-name="Arial" fo:language="zxx" fo:country="none" style:font-name-asian="Arial" style:language-asian="zxx" style:country-asian="none" style:font-name-complex="Arial"/>
    </style:style>
    <style:style style:name="T16" style:family="text">
      <style:text-properties fo:font-variant="small-caps" fo:font-weight="bold" style:font-weight-asian="bold"/>
    </style:style>
    <style:style style:name="T17" style:family="text">
      <style:text-properties fo:font-variant="small-caps" fo:font-weight="bold" style:font-weight-asian="bold" style:font-weight-complex="bold"/>
    </style:style>
    <style:style style:name="T18" style:family="text">
      <style:text-properties fo:font-variant="small-caps" fo:letter-spacing="-0.0016in" fo:font-weight="bold" style:font-weight-asian="bold"/>
    </style:style>
    <style:style style:name="T19" style:family="text">
      <style:text-properties fo:font-variant="small-caps" fo:letter-spacing="-0.0016in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19"><text:span text:style-name="T6">C</text:span><text:span text:style-name="T6">odigo</text:span><text:span text:style-name="T7"> </text:span><text:span text:style-name="T6">da</text:span><text:span text:style-name="T7"> </text:span><text:span text:style-name="T6">Área</text:span></text:p>
            <text:p text:style-name="P30">(CNPq): 10300007</text:p>
          </table:table-cell>
          <table:covered-table-cell/>
          <table:covered-table-cell/>
          <table:covered-table-cell/>
          <table:table-cell table:style-name="Table1.E3" table:number-columns-spanned="3" office:value-type="string">
            <text:p text:style-name="P19"><text:span text:style-name="T6">C</text:span><text:span text:style-name="T6">odigo</text:span><text:span text:style-name="T7"> </text:span><text:span text:style-name="T6">da</text:span><text:span text:style-name="T7"> </text:span><text:span text:style-name="T6">Subárea</text:span></text:p>
            <text:p text:style-name="P30">(CNPq): 10304002</text:p>
          </table:table-cell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1.E4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1.3">
          <table:table-cell table:style-name="Table1.A5" table:number-columns-spanned="7" office:value-type="string">
            <text:p text:style-name="P28"><text:span text:style-name="T6">Especialidade</text:span><text:span text:style-name="T7"> </text:span><text:span text:style-name="T6">(código</text:span><text:span text:style-name="T7"> </text:span><text:span text:style-name="T6">e</text:span><text:span text:style-name="T7"> </text:span><text:span text:style-name="T6">por</text:span><text:span text:style-name="T7"> </text:span><text:span text:style-name="T6">extenso,</text:span><text:span text:style-name="T7"> </text:span><text:span text:style-name="T6">segundo</text:span><text:span text:style-name="T7"> </text:span><text:span text:style-name="T6">CNPq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7" office:value-type="string">
            <text:p text:style-name="P8"><text:s text:c="2"/>Processamento Gráfico (Graphics).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P17"/>
          </table:table-cell>
          <table:covered-table-cell/>
          <table:covered-table-cell/>
          <table:table-cell table:style-name="Table1.D7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8" table:number-columns-spanned="3" office:value-type="string">
            <text:p text:style-name="P26"><text:span text:style-name="T19">I</text:span><text:span text:style-name="T18"> – </text:span><text:span text:style-name="T8">Título</text:span><text:span text:style-name="T9"> </text:span><text:span text:style-name="T8">do</text:span><text:span text:style-name="T9"> </text:span><text:span text:style-name="T8">Projeto:</text:span></text:p>
          </table:table-cell>
          <table:covered-table-cell/>
          <table:covered-table-cell/>
          <table:table-cell table:style-name="Table1.D8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7" office:value-type="string">
            <text:p text:style-name="P23">Técnicas Avançadas de Programação Multimídia Multiplataforma para Videogames 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1" table:number-columns-spanned="7" office:value-type="string">
            <text:p text:style-name="P26"><text:span text:style-name="T19">II </text:span><text:span text:style-name="T18">– </text:span><text:span text:style-name="T8">Palavras-chav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2" office:value-type="string">
            <text:p text:style-name="P14"/>
          </table:table-cell>
          <table:covered-table-cell/>
          <table:table-cell table:style-name="Table1.C12" table:number-columns-spanned="3" office:value-type="string">
            <text:p text:style-name="P23">Processamento em Tempo Real</text:p>
          </table:table-cell>
          <table:covered-table-cell/>
          <table:covered-table-cell/>
          <table:table-cell table:style-name="Table1.E4" table:number-columns-spanned="2" office:value-type="string">
            <text:p text:style-name="P23">Simuladores</text:p>
          </table:table-cell>
          <table:covered-table-cell/>
        </table:table-row>
        <table:table-row table:style-name="Table1.3">
          <table:table-cell table:style-name="Table1.A4" table:number-columns-spanned="2" office:value-type="string">
            <text:p text:style-name="P23">Engenharia de Software</text:p>
          </table:table-cell>
          <table:covered-table-cell/>
          <table:table-cell table:style-name="Table1.C12" table:number-columns-spanned="3" office:value-type="string">
            <text:p text:style-name="P23">Software Livre</text:p>
          </table:table-cell>
          <table:covered-table-cell/>
          <table:covered-table-cell/>
          <table:table-cell table:style-name="Table1.E4" table:number-columns-spanned="2" office:value-type="string">
            <text:p text:style-name="P23">Compiladores</text:p>
          </table:table-cell>
          <table:covered-table-cell/>
        </table:table-row>
        <table:table-row table:style-name="Table1.7"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D1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5" table:number-columns-spanned="3" office:value-type="string">
            <text:p text:style-name="P26"><text:span text:style-name="T17">III</text:span><text:span text:style-name="T16"> – </text:span><text:span text:style-name="T10">Principais</text:span><text:span text:style-name="T11"> </text:span><text:span text:style-name="T10">objetivos</text:span><text:span text:style-name="T12">:</text:span></text:p>
          </table:table-cell>
          <table:covered-table-cell/>
          <table:covered-table-cell/>
          <table:table-cell table:style-name="Table1.D15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9" table:number-columns-spanned="7" office:value-type="string">
            <text:p text:style-name="P23">O presente projeto pretende fazer com que o aluno ganhe experiência com técnicas</text:p>
            <text:p text:style-name="P23">modernas de desenvolvimento de software multi-plataforma, desenvolvendo um</text:p>
            <text:p text:style-name="P23">estudo comparativo e, possívelmente, propondo novas soluçoes ou <text:span text:style-name="T21">best</text:span></text:p>
            <text:p text:style-name="P23"><text:span text:style-name="T21">practices</text:span>. Em particular, pretende-se estudar modos de se unir vantagens do Java</text:p>
            <text:p text:style-name="P23">e do Navegador Web, que avaliamos como sendo as mais modernas e mais utilizadas</text:p>
            <text:p text:style-name="P23">tecnologias multi-plataforma. Para explorar os limites dessas tecnologias,</text:p>
            <text:p text:style-name="P23">iremos abordar programação multimídia, incluindo audiovisual e interativa/tempo</text:p>
            <text:p text:style-name="P23">real. Apenas recentemtente têm-se desenvolvido padrões Web para tratar de</text:p>
            <text:p text:style-name="P23">processamento de áudio, vídeo e interatividade de forma multi-plataforma e</text:p>
            <text:p text:style-name="P23">consistente.</text:p>
            <text:p text:style-name="P23"/>
            <text:p text:style-name="P23">O objetivo concreto do aluno será explorar as tecnologias supracitadas para</text:p>
            <text:p text:style-name="P23">desenvolver <text:span text:style-name="T21">videogames</text:span> e outros aplicativos interativos complexos </text:p>
            <text:p text:style-name="P23">em software livre, almejando o funcionamento do</text:p>
            <text:p text:style-name="P13"><text:s text:c="2"/>aplicativo nas seguintes plataformas: Linux, Windows, Mac OS, Android, iOS,</text:p>
            <text:p text:style-name="P23">Navegadores Firefox, Chrome e Safari (desktop e dispositivos móveis). Mais</text:p>
            <text:p text:style-name="P23">específicamente, neste projeto deverá ser determinado se é mais adequado programar</text:p>
            <text:p text:style-name="P23">para tais ambientes apenas usando HTML5+Javascript, Java, ou algum tipo de</text:p>
            <text:p text:style-name="P23">combinação como Google Web Toolkit (GWT) e Google PlayN. Pretende-se determinar</text:p>
            <text:p text:style-name="P23">qual tecnologia ou framework multi-plataforma é mais adequada, e suas</text:p>
            <text:p text:style-name="P23">vantagens/desvantagens. A princípio a comparação sera focada em HTML5/Javascript</text:p>
            <text:p text:style-name="P23">versus Google PlayN, sendo essas as tecnologias mais promissoras de acordo com</text:p>
            <text:p text:style-name="P23">pesquisa preliminar realizada para este projeto involvendo listas de discussão e</text:p>
            <text:p text:style-name="P23">programação de um aplicativo simples.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D17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3" office:value-type="string">
            <text:p text:style-name="P27"><text:span text:style-name="T17">IV</text:span><text:span text:style-name="T16"> – </text:span><text:span text:style-name="T12">Principais</text:span><text:span text:style-name="T13"> </text:span><text:span text:style-name="T12">atividades:</text:span></text:p>
          </table:table-cell>
          <table:covered-table-cell/>
          <table:covered-table-cell/>
          <table:table-cell table:style-name="Table1.D18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ext:soft-page-break/>
        <table:table-row table:style-name="Table1.16">
          <table:table-cell table:style-name="Table1.A9" table:number-columns-spanned="7" office:value-type="string">
            <text:h text:style-name="Heading_20_3" text:outline-level="3">Elaboração de Publicações</text:h>
            <text:p text:style-name="P23">Como metas específica deste projeto, tem-se a elaboração de uma publicação em</text:p>
            <text:p text:style-name="P23">congresso ou revista contendo um estudo comparativo das diferentes técnicas</text:p>
            <text:p text:style-name="P23">modernas de programação multi-plataforma.</text:p>
            <text:p text:style-name="P23"/>
            <text:h text:style-name="Heading_20_3" text:outline-level="3">Programação de Software</text:h>
            <text:p text:style-name="P23">Como meta deste projeto necessária à realização do estudo comparativo,</text:p>
            <text:p text:style-name="P23">tem-se a programação de um software multimídia usando-se tecnologias</text:p>
            <text:p text:style-name="P23">multi-plataformas e com software aberto ou livre. A princípio a comparação sera</text:p>
            <text:p text:style-name="P23">focada em (ao menos) HTML5/Javascript versus Google PlayN. O software completo</text:p>
            <text:p text:style-name="P23">deverá ser implementado em PlayN, sendo que HTML5 deverá ser aprendido de</text:p>
            <text:p text:style-name="P23">maneira secundária. Iremos escolher um <text:span text:style-name="T21">videogame</text:span> que funcionará em Web</text:p>
            <text:p text:style-name="P23">bem como em Java nativo e em navegadores para celular, sendo que o aluno irá</text:p>
            <text:p text:style-name="P23">documentar as dificuldades ao longo do processo de desenvolvimento.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D20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5" table:number-columns-spanned="3" office:value-type="string">
            <text:p text:style-name="P27"><text:span text:style-name="T17">V</text:span><text:span text:style-name="T13"> – </text:span><text:span text:style-name="T12">Metodologia:</text:span></text:p>
          </table:table-cell>
          <table:covered-table-cell/>
          <table:covered-table-cell/>
          <table:table-cell table:style-name="Table1.D2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9" table:number-columns-spanned="7" office:value-type="string">
            <text:p text:style-name="P23">A execução do projeto será dividida nas seguintes frentes:</text:p>
            <text:p text:style-name="P23"/>
            <text:p text:style-name="P23"><text:span text:style-name="T20">A) Estudo de Engenharia de Software.</text:span> O ambiente do aluno deverá ser</text:p>
            <text:p text:style-name="P23">em Linux, por ser um ambiente de software livre que compreende de maneira ótima todas as tecnologias de</text:p>
            <text:p text:style-name="P23">interesse. O aluno deverá iniciar por um estudo de linux básico, seguido por um</text:p>
            <text:p text:style-name="P23">sistema moderno de controle de versões -- Git, bem como o fluxo de trabalho</text:p>
            <text:p text:style-name="P23">proposto pelo orientador e adotado no Lab Macambira: sistema de tarefas Trac,</text:p>
            <text:p text:style-name="P23">e o sistema de Autoregulação Algorítmica de coordenação de times distribuídos.</text:p>
            <text:p text:style-name="P23">Este último será utilizado para coordenar as atividades de programação do aluno</text:p>
            <text:p text:style-name="P23">junto a colaboradores externos para viabilizar a programação de um jogo completo.</text:p>
            <text:p text:style-name="P23">O aluno deverá estudar uma IDE (integrated development environment) dentre as</text:p>
            <text:p text:style-name="P23">seguintes: Vim, Emacs ou Eclipse.</text:p>
            <text:p text:style-name="P23"/>
            <text:p text:style-name="P23"><text:span text:style-name="T20">B) Estudo de Tecnologias Java. </text:span>O aluno deverá realizar um tutorial</text:p>
            <text:p text:style-name="P23">do Java, o ao menos revisar aquele disponível no site da Oracle, com</text:p>
            <text:p text:style-name="P23">foco em conceitos de programação orientada a objetos. Partes do ecosistema de</text:p>
            <text:p text:style-name="P23">tecnologias associadas ao Java como o sistema de montagem Maven e alguma IDE</text:p>
            <text:p text:style-name="P23">para desenvolvimento também deverá ser aprendida</text:p>
            <text:p text:style-name="P32"/>
            <text:p text:style-name="P23"><text:span text:style-name="T20">C) Estudo de PlayN.</text:span> Tutorial do site e vídeos do Lab Macambira. Estudar também o complexo ecosistema de ferramentas do Google Web Toolkit. Outras tecnologias serao melhor exploradas em um segundo projeto. No entanto, o aluno deverá ter contato mínimo com HTML5/Javascript, já que é a tecnologia multi-plataforma mais importante atualmente, além do Java. Para tanto o aluno deverá realizar tutoriais e aulas on-line na medida do possível.</text:p>
            <text:p text:style-name="P23"/>
            <text:p text:style-name="P23"><text:span text:style-name="T20">D) Escrita de Software Livre.</text:span> Esta frente trata da programação</text:p>
            <text:p text:style-name="P23">em si, a qual será inicialmente em Java no <text:span text:style-name="T21">framework </text:span>PlayN que traduz o</text:p>
            <text:p text:style-name="P23">código para múltiplas plataformas. Nesta frente o aluno deverá programar um</text:p>
            <text:p text:style-name="P23"><text:soft-page-break/>simulador de comportamento humano ou de um estabelecimento de negócios,</text:p>
            <text:p text:style-name="P23">similar ao SimCity, mas simplificado para maior adaptabilidade a dispositivos móveis.</text:p>
            <text:p text:style-name="P23">O desenvolvimento será em ambiente Linux.</text:p>
            <text:p text:style-name="P23"/>
            <text:p text:style-name="P23"><text:span text:style-name="T20">E) Elaboração de Publicações. </text:span>Pretende-se realizar a escrita de</text:p>
            <text:p text:style-name="P23">um estudo comparativo de Java/PlayN versus HTML5/Javascript para o</text:p>
            <text:p text:style-name="P23">desenvolvimento de aplicativos multimídia. </text:p>
            <text:p text:style-name="P13"/>
            <text:p text:style-name="P23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16"/>
          </table:table-cell>
          <table:covered-table-cell/>
          <table:covered-table-cell/>
          <table:table-cell table:style-name="Table1.D2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3" office:value-type="string">
            <text:p text:style-name="P27"><text:span text:style-name="T17">VI</text:span><text:span text:style-name="T13"> </text:span><text:span text:style-name="T12">-</text:span><text:span text:style-name="T13"> </text:span><text:span text:style-name="T12">Cronograma:</text:span></text:p>
          </table:table-cell>
          <table:covered-table-cell/>
          <table:covered-table-cell/>
          <table:table-cell table:style-name="Table1.D25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26">
          <table:table-cell table:style-name="Table1.A26" office:value-type="string">
            <text:p text:style-name="P11">Meses</text:p>
          </table:table-cell>
          <table:table-cell table:style-name="Table1.B26" table:number-columns-spanned="6" office:value-type="string">
            <text:p text:style-name="P20">Atividades<text:span text:style-name="T1"> </text:span>2011/1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Agosto</text:p>
          </table:table-cell>
          <table:table-cell table:style-name="Table1.A9" table:number-columns-spanned="6" office:value-type="string">
            <text:p text:style-name="P18">A, 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Setembro</text:p>
          </table:table-cell>
          <table:table-cell table:style-name="Table1.A9" table:number-columns-spanned="6" office:value-type="string">
            <text:p text:style-name="P18">A, 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Outubro</text:p>
          </table:table-cell>
          <table:table-cell table:style-name="Table1.A9" table:number-columns-spanned="6" office:value-type="string">
            <text:p text:style-name="P18">A, 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Novembro</text:p>
          </table:table-cell>
          <table:table-cell table:style-name="Table1.A9" table:number-columns-spanned="6" office:value-type="string">
            <text:p text:style-name="P18">A, 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Dezembro</text:p>
          </table:table-cell>
          <table:table-cell table:style-name="Table1.A9" table:number-columns-spanned="6" office:value-type="string">
            <text:p text:style-name="P18">A, 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aneiro</text:p>
          </table:table-cell>
          <table:table-cell table:style-name="Table1.A9" table:number-columns-spanned="6" office:value-type="string">
            <text:p text:style-name="P18">A, B, 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Fevereiro</text:p>
          </table:table-cell>
          <table:table-cell table:style-name="Table1.A9" table:number-columns-spanned="6" office:value-type="string">
            <text:p text:style-name="P18">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Março</text:p>
          </table:table-cell>
          <table:table-cell table:style-name="Table1.A9" table:number-columns-spanned="6" office:value-type="string">
            <text:p text:style-name="P18">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Abril</text:p>
          </table:table-cell>
          <table:table-cell table:style-name="Table1.A9" table:number-columns-spanned="6" office:value-type="string">
            <text:p text:style-name="P18">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Maio</text:p>
          </table:table-cell>
          <table:table-cell table:style-name="Table1.A9" table:number-columns-spanned="6" office:value-type="string">
            <text:p text:style-name="P18">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unho</text:p>
          </table:table-cell>
          <table:table-cell table:style-name="Table1.A9" table:number-columns-spanned="6" office:value-type="string">
            <text:p text:style-name="P18">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ulho</text:p>
          </table:table-cell>
          <table:table-cell table:style-name="Table1.A9" table:number-columns-spanned="6" office:value-type="string">
            <text:p text:style-name="P18">C, 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26" office:value-type="string">
            <text:p text:style-name="P11">Meses</text:p>
          </table:table-cell>
          <table:table-cell table:style-name="Table1.B26" table:number-columns-spanned="6" office:value-type="string">
            <text:p text:style-name="P15"><text:span text:style-name="T14">Atividades</text:span><text:span text:style-name="T15"> </text:span><text:span text:style-name="T14">2012/1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Agosto</text:p>
          </table:table-cell>
          <table:table-cell table:style-name="Table1.A9" table:number-columns-spanned="6" office:value-type="string">
            <text:p text:style-name="P18">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Setembro</text:p>
          </table:table-cell>
          <table:table-cell table:style-name="Table1.A9" table:number-columns-spanned="6" office:value-type="string">
            <text:p text:style-name="P18">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Outubro</text:p>
          </table:table-cell>
          <table:table-cell table:style-name="Table1.A9" table:number-columns-spanned="6" office:value-type="string">
            <text:p text:style-name="P18">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Novembro</text:p>
          </table:table-cell>
          <table:table-cell table:style-name="Table1.A9" table:number-columns-spanned="6" office:value-type="string">
            <text:p text:style-name="P18">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Dezembro</text:p>
          </table:table-cell>
          <table:table-cell table:style-name="Table1.A9" table:number-columns-spanned="6" office:value-type="string">
            <text:p text:style-name="P18">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aneiro</text:p>
          </table:table-cell>
          <table:table-cell table:style-name="Table1.A9" table:number-columns-spanned="6" office:value-type="string">
            <text:p text:style-name="P18">C, 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Fevereiro</text:p>
          </table:table-cell>
          <table:table-cell table:style-name="Table1.A9" table:number-columns-spanned="6" office:value-type="string">
            <text:p text:style-name="P18">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Março</text:p>
          </table:table-cell>
          <table:table-cell table:style-name="Table1.A9" table:number-columns-spanned="6" office:value-type="string">
            <text:p text:style-name="P18">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Abril</text:p>
          </table:table-cell>
          <table:table-cell table:style-name="Table1.A9" table:number-columns-spanned="6" office:value-type="string">
            <text:p text:style-name="P18">D,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Maio</text:p>
          </table:table-cell>
          <table:table-cell table:style-name="Table1.A9" table:number-columns-spanned="6" office:value-type="string">
            <text:p text:style-name="P18">D, E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6">
          <table:table-cell table:style-name="Table1.A4" office:value-type="string">
            <text:p text:style-name="P9">Junho</text:p>
          </table:table-cell>
          <table:table-cell table:style-name="Table1.A9" table:number-columns-spanned="6" office:value-type="string">
            <text:p text:style-name="P18">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4" office:value-type="string">
            <text:p text:style-name="P9">Julho</text:p>
          </table:table-cell>
          <table:table-cell table:style-name="Table1.A9" table:number-columns-spanned="6" office:value-type="string">
            <text:p text:style-name="P18">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2">
          <table:table-cell table:style-name="Table1.A9" table:number-columns-spanned="7" office:value-type="string">
            <text:p text:style-name="P23">Obs.: As letras são definidas de acordo com a seção Metodolog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G53" office:value-type="string">
            <text:p text:style-name="P5"/>
          </table:table-cell>
        </table:table-row>
        <table:table-row table:style-name="Table1.54">
          <table:table-cell table:style-name="Table1.A54" table:number-columns-spanned="7" office:value-type="string">
            <text:p text:style-name="P27"><text:span text:style-name="T17">VII</text:span><text:span text:style-name="T13"> – </text:span><text:span text:style-name="T12">Resultados</text:span><text:span text:style-name="T13"> </text:span><text:span text:style-name="T12">esperad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5">
          <table:table-cell table:style-name="Table1.A5" table:number-columns-spanned="7" office:value-type="string">
            <text:p text:style-name="P24">Este <text:s/>propõe a exploração e comparação das principais técnicas modernas de desenvolvimento avançado multi-plataforma, com foco em Java e A <text:span text:style-name="T21">framework </text:span>PlayN/GWT do Google, versus HTML5/Javascript </text:p>
            <text:p text:style-name="P24">puro em navegadores web. Para tanto é adequado a programação de aplicativos </text:p>
            <text:p text:style-name="P24">multimídia, audiovisuais e em tempo real, os quais</text:p>
            <text:p text:style-name="P24">exploram os limites da tecnologia multi-plataforma atual. Alguns dos melhores</text:p>
            <text:p text:style-name="P24">representantes desses aplicativos são videogames, os quais podem ser</text:p>
            <text:p text:style-name="P24">considerados verdadeiros simuladores de sistemas dinâmicos. Dessa forma, a</text:p>
            <text:p text:style-name="P24"><text:span text:style-name="T20">comparação das tecnologias multi-plataforma</text:span> será realizada no âmbito de um</text:p>
            <text:p text:style-name="P24"><text:span text:style-name="T22">videogame</text:span><text:span text:style-name="T20"> Open Source que será desenvolvido neste projeto </text:span>colaborativamente na</text:p>
            <text:p text:style-name="P24">internet. Com isso, pretende-se abordar um dos grandes problemas da computação</text:p>
            <text:p text:style-name="P24">atual -- como melhor programar para dispositivos móveis e ao mesmo tempo para computadores</text:p>
            <text:p text:style-name="P24">desktop com diferentes sistemas operacionais, diferentes versões e diferentes navegadores? </text:p>
            <text:p text:style-name="P24">Explorando-se esta questão com um aplicativo real e de código livre,<text:span text:style-name="T20"> pretende-se</text:span></text:p>
            <text:p text:style-name="P24"><text:span text:style-name="T20">obter idéias acerca do futuro da computação e da Web.</text:span> No decorrer deste trabalho, surgirão i<text:span text:style-name="T20">déias de</text:span></text:p>
            <text:p text:style-name="P25">como melhorar a tecnologia atual para maximizar o benefício futuro à computação</text:p>
            <text:p text:style-name="P25">como um to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3335in" fo:margin-bottom="0.25in" fo:text-align="center" style:justify-single-word="false"/>
      <style:text-properties style:font-name="Arial" fo:font-size="14pt" fo:letter-spacing="0.0028in" fo:font-weight="bold" style:font-size-asian="14pt" style:font-weight-asian="bold" style:font-name-complex="Ari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693in" fo:margin-bottom="0.0693in"/>
      <style:text-properties fo:color="#3333cc" style:font-name="Arial Unicode MS" fo:font-size="24pt" fo:font-weight="bold" style:letter-kerning="true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in" fo:text-align="center" style:justify-single-word="false" fo:keep-with-next="always"/>
      <style:text-properties style:font-name="Century Schoolbook" fo:font-size="11pt" fo:letter-spacing="0.028in" fo:font-weight="bold" style:font-size-asian="11pt" style:font-weight-asian="bold" style:font-name-complex="Century Schoolbook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772in" fo:margin-right="0.1772in" fo:margin-top="0.028in" fo:margin-bottom="0in" fo:text-indent="0in" style:auto-text-indent="false" fo:keep-with-next="always"/>
      <style:text-properties style:font-name="Arial" fo:font-weight="bold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772in" fo:margin-right="0.1772in" fo:margin-top="0.028in" fo:margin-bottom="0in" fo:line-height="0.3472in" fo:text-align="end" style:justify-single-word="false" fo:text-indent="0in" style:auto-text-indent="false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0783in" fo:margin-right="0.0783in" fo:text-indent="0in" style:auto-text-indent="false" fo:keep-with-next="always">
        <style:tab-stops>
          <style:tab-stop style:position="0.3543in"/>
        </style:tab-stops>
      </style:paragraph-properties>
      <style:text-properties fo:font-variant="small-caps" style:font-name="Arial" fo:font-size="11pt" fo:font-weight="bold" style:font-size-asian="11pt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0398in" fo:margin-right="0.0398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0783in" fo:margin-right="0.1972in" fo:text-align="end" style:justify-single-word="false" fo:text-indent="0in" style:auto-text-indent="false" fo:keep-with-next="always">
        <style:tab-stops>
          <style:tab-stop style:position="0.3154in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0783in" fo:margin-right="0.1972in" fo:text-align="end" style:justify-single-word="false" fo:text-indent="0in" style:auto-text-indent="false" fo:keep-with-next="always">
        <style:tab-stops>
          <style:tab-stop style:position="0.3154in"/>
        </style:tab-stops>
      </style:paragraph-properties>
      <style:text-properties style:font-name="Arial" fo:font-size="12pt" fo:font-weight="bold" style:font-size-asian="12pt" style:font-weight-asian="bold" style:font-name-complex="Arial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0783in" fo:margin-right="0.0783in" fo:text-indent="0in" style:auto-text-indent="false" fo:keep-with-next="always"/>
      <style:text-properties style:font-name="Arial" style:font-name-complex="Arial"/>
    </style:style>
    <style:style style:name="Legenda" style:family="paragraph" style:parent-style-name="Standard" style:next-style-name="Standard">
      <style:paragraph-properties fo:margin-top="0.0835in" fo:margin-bottom="0.0835in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em_20_bloco" style:display-name="Texto em bloco" style:family="paragraph" style:parent-style-name="Standard">
      <style:paragraph-properties fo:margin-left="0.0783in" fo:margin-right="0.0783in" fo:text-align="justify" style:justify-single-word="false" fo:text-indent="0in" style:auto-text-indent="false"/>
      <style:text-properties style:font-name="Arial" style:font-name-complex="Ari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Fonte_20_parág._20_padrão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55in" fo:text-indent="-0.3528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528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55in" fo:text-indent="-0.3528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862in" fo:text-indent="-0.2362in" fo:margin-left="0.47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9in" table:align="left" style:writing-mode="lr-tb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5.0111in"/>
    </style:style>
    <style:style style:name="Table3.C" style:family="table-column">
      <style:table-column-properties style:column-width="1.16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in" fo:border="none" style:writing-mode="lr-tb"/>
    </style:style>
    <style:style style:name="Table2" style:family="table">
      <style:table-properties style:width="7.009in" table:align="left" style:writing-mode="lr-tb"/>
    </style:style>
    <style:style style:name="Table2.A" style:family="table-column">
      <style:table-column-properties style:column-width="1.3819in"/>
    </style:style>
    <style:style style:name="Table2.B" style:family="table-column">
      <style:table-column-properties style:column-width="3.6389in"/>
    </style:style>
    <style:style style:name="Table2.C" style:family="table-column">
      <style:table-column-properties style:column-width="1.9882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="0in" fo:border="none" style:writing-mode="lr-tb"/>
    </style:style>
    <style:style style:name="MP1" style:family="paragraph" style:parent-style-name="Heading_20_1">
      <style:paragraph-properties fo:margin-top="0in" fo:margin-bottom="0in" fo:text-align="center" style:justify-single-word="false" style:snap-to-layout-grid="false"/>
      <style:text-properties fo:font-size="3pt" style:font-size-asian="3pt"/>
    </style:style>
    <style:style style:name="MP2" style:family="paragraph" style:parent-style-name="Heading_20_1">
      <style:paragraph-properties fo:margin-top="0in" fo:margin-bottom="0in" fo:text-align="center" style:justify-single-word="false" style:snap-to-layout-grid="false"/>
      <style:text-properties fo:color="#000000" style:font-name="Arial" fo:font-size="18pt" style:font-size-asian="18pt" style:font-name-complex="Arial" style:font-size-complex="13.5pt"/>
    </style:style>
    <style:style style:name="MP3" style:family="paragraph" style:parent-style-name="Heading_20_1">
      <style:paragraph-properties fo:margin-top="0in" fo:margin-bottom="0in" fo:text-align="center" style:justify-single-word="false"/>
      <style:text-properties fo:color="#000000" style:font-name="Arial" fo:font-size="16pt" style:font-size-asian="16pt" style:font-name-complex="Arial" style:font-size-complex="13.5pt"/>
    </style:style>
    <style:style style:name="MP4" style:family="paragraph" style:parent-style-name="Heading_20_1">
      <style:paragraph-properties fo:margin-top="0in" fo:margin-bottom="0in" fo:text-align="center" style:justify-single-word="false"/>
      <style:text-properties fo:color="#ff0000" style:font-name="Arial" fo:font-size="12pt" style:font-size-asian="12pt" style:font-name-complex="Arial" style:font-size-complex="12pt"/>
    </style:style>
    <style:style style:name="MP5" style:family="paragraph" style:parent-style-name="Heading_20_1">
      <style:paragraph-properties fo:margin-top="0.0835in" fo:margin-bottom="0.0693in" fo:text-align="end" style:justify-single-word="false" style:snap-to-layout-grid="false"/>
      <style:text-properties fo:font-size="3pt" style:font-size-asian="3pt"/>
    </style:style>
    <style:style style:name="MP6" style:family="paragraph" style:parent-style-name="Footer">
      <style:paragraph-properties style:snap-to-layout-grid="false">
        <style:tab-stops/>
      </style:paragraph-properties>
    </style:style>
    <style:style style:name="MP7" style:family="paragraph" style:parent-style-name="Footer">
      <style:paragraph-properties fo:text-align="center" style:justify-single-word="false" style:snap-to-layout-grid="false">
        <style:tab-stops/>
      </style:paragraph-properties>
    </style:style>
    <style:style style:name="MP8" style:family="paragraph" style:parent-style-name="Footer">
      <style:paragraph-properties style:snap-to-layout-grid="false"/>
    </style:style>
    <style:style style:name="MP9" style:family="paragraph" style:parent-style-name="Footer">
      <style:text-properties style:font-name="Arial" fo:font-size="1pt" style:font-size-asian="1pt" style:font-name-complex="Arial"/>
    </style:style>
    <style:style style:name="MT1" style:family="text">
      <style:text-properties style:font-name-asian="Arial"/>
    </style:style>
    <style:style style:name="MT2" style:family="text">
      <style:text-properties style:font-name="Arial" fo:font-size="8pt" fo:letter-spacing="0.0028in" fo:font-style="italic" style:font-size-asian="8pt" style:font-style-asian="italic" style:font-name-complex="Arial" style:font-size-complex="8pt" style:font-style-complex="italic"/>
    </style:style>
    <style:style style:name="MT3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MT4" style:family="text">
      <style:text-properties fo:color="#ff0000" style:font-name="Arial" fo:font-size="8pt" fo:letter-spacing="0.0028in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MT5" style:family="text">
      <style:text-properties fo:color="#ff0000" style:font-name="Arial" fo:font-size="8pt" fo:letter-spacing="0.0028in" fo:font-style="italic" fo:font-weight="bold" style:font-name-asian="Arial" style:font-size-asian="8pt" style:font-style-asian="italic" style:font-weight-asian="bold" style:font-name-complex="Arial" style:font-size-complex="8pt" style:font-style-complex="italic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6693in" fo:margin-left="0.7874in" fo:margin-right="0.4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118in" fo:margin-bottom="0.6693in" fo:margin-left="0.7874in" fo:margin-right="0.4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h text:style-name="MP1" text:outline-level="1"><draw:frame draw:style-name="Mfr1" draw:name="graphics1" text:anchor-type="as-char" svg:width="0.7465in" svg:height="0.7866in" draw:z-index="3"><draw:image xlink:href="Pictures/10000000000000E0000000EC7639A1A9.jpg" xlink:type="simple" xlink:show="embed" xlink:actuate="onLoad"/></draw:frame></text:h>
            </table:table-cell>
            <table:table-cell table:style-name="Table3.A1" office:value-type="string">
              <text:h text:style-name="MP2" text:outline-level="1">PIBIC/PIBITI/IC<text:span text:style-name="MT1"> </text:span>Jr</text:h>
              <text:h text:style-name="MP3" text:outline-level="1">Plano<text:span text:style-name="MT1"> </text:span>de<text:span text:style-name="MT1"> </text:span>Trabalho</text:h>
              <text:h text:style-name="MP4" text:outline-level="1"/>
            </table:table-cell>
            <table:table-cell table:style-name="Table3.A1" office:value-type="string">
              <text:h text:style-name="MP5" text:outline-level="1"><draw:frame draw:style-name="Mfr1" draw:name="graphics2" text:anchor-type="as-char" svg:width="0.4882in" svg:height="0.7846in" draw:z-index="7"><draw:image xlink:href="Pictures/100000000000007B000000EC19987F45.jpg" xlink:type="simple" xlink:show="embed" xlink:actuate="onLoad"/></draw:frame></text:h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6"><text:span text:style-name="MT2">/SR-2/D</text:span><text:span text:style-name="MT2">CARH/</text:span></text:p>
            </table:table-cell>
            <table:table-cell table:style-name="Table2.A1" office:value-type="string">
              <text:p text:style-name="MP7"><text:span text:style-name="Page_20_Number"><text:span text:style-name="MT3"><text:page-number text:select-page="current">4</text:page-number></text:span></text:span><text:span text:style-name="Page_20_Number"><text:span text:style-name="MT3">/</text:span></text:span><text:span text:style-name="Page_20_Number"><text:span text:style-name="MT3"><text:page-count style:num-format="1">4</text:page-count></text:span></text:span></text:p>
            </table:table-cell>
            <table:table-cell table:style-name="Table2.A1" office:value-type="string">
              <text:p text:style-name="MP8"><text:span text:style-name="MT4">O</text:span><text:span text:style-name="MT5"> </text:span><text:span text:style-name="MT4">número</text:span><text:span text:style-name="MT5"> </text:span><text:span text:style-name="MT4">de</text:span><text:span text:style-name="MT5"> </text:span><text:span text:style-name="MT4">páginas</text:span><text:span text:style-name="MT5"> </text:span><text:span text:style-name="MT4">não</text:span><text:span text:style-name="MT5"> </text:span><text:span text:style-name="MT4">poderá</text:span><text:span text:style-name="MT5"> </text:span><text:span text:style-name="MT4">ultrapassar</text:span><text:span text:style-name="MT5"> </text:span><text:span text:style-name="MT4">5.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iência 2002</dc:title>
    <meta:initial-creator>Marco Antonio da Rocha Coelho</meta:initial-creator>
    <meta:creation-date>2011-02-15T16:29:00</meta:creation-date>
    <dc:creator>Ricardo Fabbri</dc:creator>
    <dc:date>2013-03-15T18:15:53</dc:date>
    <meta:print-date>2011-02-15T17:50:00</meta:print-date>
    <meta:editing-cycles>12</meta:editing-cycles>
    <meta:editing-duration>PT1H42M5S</meta:editing-duration>
    <meta:generator>LibreOffice/3.4$Linux LibreOffice_project/340m1$Build-402</meta:generator>
    <meta:document-statistic meta:table-count="3" meta:image-count="2" meta:object-count="0" meta:page-count="4" meta:paragraph-count="156" meta:word-count="1033" meta:character-count="6783" meta:non-whitespace-character-count="5891"/>
    <meta:user-defined meta:name="Info 1"/>
    <meta:user-defined meta:name="Info 2"/>
    <meta:user-defined meta:name="Info 3"/>
    <meta:user-defined meta:name="Info 4"/>
  </office:meta>
</office:document-meta>
</file>